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automatic-styles>
    <style:style style:name="Table1" style:family="table">
      <style:table-properties style:width="6.3in" fo:margin-left="0.0049in" fo:margin-top="0in" fo:margin-bottom="0in" table:align="left" style:writing-mode="page"/>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fo:background-color="#666666" fo:padding-left="0.075in" fo:padding-right="0.075in" fo:padding-top="0in" fo:padding-bottom="0in" fo:border="0.75pt solid #000000">
        <style:background-image/>
      </style:table-cell-properties>
    </style:style>
    <style:style style:name="Table2" style:family="table">
      <style:table-properties style:width="6.3in" fo:margin-left="0.0049in" fo:margin-top="0in" fo:margin-bottom="0in" table:align="left" style:writing-mode="page"/>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fo:background-color="#666666" fo:padding-left="0.075in" fo:padding-right="0.075in" fo:padding-top="0in" fo:padding-bottom="0in" fo:border="0.75pt solid #000000">
        <style:background-image/>
      </style:table-cell-properties>
    </style:style>
    <style:style style:name="Table3" style:family="table">
      <style:table-properties style:width="6.3in" fo:margin-left="0.0049in" fo:margin-top="0in" fo:margin-bottom="0in" table:align="left" style:writing-mode="page"/>
    </style:style>
    <style:style style:name="Table3.A" style:family="table-column">
      <style:table-column-properties style:column-width="6.3in"/>
    </style:style>
    <style:style style:name="Table3.1" style:family="table-row">
      <style:table-row-properties fo:keep-together="auto"/>
    </style:style>
    <style:style style:name="Table3.A1" style:family="table-cell">
      <style:table-cell-properties fo:background-color="#666666" fo:padding-left="0.075in" fo:padding-right="0.075in" fo:padding-top="0in" fo:padding-bottom="0in" fo:border="0.75pt solid #000000">
        <style:background-image/>
      </style:table-cell-properties>
    </style:style>
    <style:style style:name="Table4" style:family="table">
      <style:table-properties style:width="6.3in" fo:margin-left="0.0049in" fo:margin-top="0in" fo:margin-bottom="0in" table:align="left" style:writing-mode="page"/>
    </style:style>
    <style:style style:name="Table4.A" style:family="table-column">
      <style:table-column-properties style:column-width="6.3in"/>
    </style:style>
    <style:style style:name="Table4.1" style:family="table-row">
      <style:table-row-properties fo:keep-together="auto"/>
    </style:style>
    <style:style style:name="Table4.A1" style:family="table-cell">
      <style:table-cell-properties fo:background-color="#666666" fo:padding-left="0.075in" fo:padding-right="0.075in" fo:padding-top="0in" fo:padding-bottom="0in" fo:border="0.75pt solid #000000">
        <style:background-image/>
      </style:table-cell-properties>
    </style:style>
    <style:style style:name="P1" style:family="paragraph" style:parent-style-name="Heading_20_1">
      <style:paragraph-properties fo:orphans="0" fo:widows="0"/>
    </style:style>
    <style:style style:name="P2" style:family="paragraph" style:parent-style-name="Heading_20_2">
      <style:paragraph-properties fo:orphans="2" fo:widows="2"/>
    </style:style>
    <style:style style:name="P3" style:family="paragraph" style:parent-style-name="Heading_20_2">
      <style:paragraph-properties fo:orphans="2" fo:widows="2">
        <style:tab-stops>
          <style:tab-stop style:position="1.1043in"/>
          <style:tab-stop style:position="2.1252in"/>
        </style:tab-stops>
      </style:paragraph-properties>
      <style:text-properties officeooo:paragraph-rsid="001712b4"/>
    </style:style>
    <style:style style:name="P4" style:family="paragraph" style:parent-style-name="Heading_20_2">
      <style:text-properties officeooo:paragraph-rsid="001712b4"/>
    </style:style>
    <style:style style:name="P5" style:family="paragraph" style:parent-style-name="Heading_20_3">
      <style:text-properties style:font-name="Verdana" fo:font-size="8.5pt" style:font-name-asian="Verdana2" style:font-size-asian="8.5pt" style:font-name-complex="Verdana2" style:font-size-complex="8.5pt"/>
    </style:style>
    <style:style style:name="P6" style:family="paragraph" style:parent-style-name="normal">
      <style:paragraph-properties fo:orphans="2" fo:widows="2">
        <style:tab-stops>
          <style:tab-stop style:position="1.0835in"/>
          <style:tab-stop style:position="2.1354in"/>
        </style:tab-stops>
      </style:paragraph-properties>
    </style:style>
    <style:style style:name="P7" style:family="paragraph" style:parent-style-name="normal">
      <style:paragraph-properties fo:orphans="2" fo:widows="2">
        <style:tab-stops>
          <style:tab-stop style:position="3.15in" style:type="center"/>
          <style:tab-stop style:position="6.3in" style:type="right"/>
        </style:tab-stops>
      </style:paragraph-properties>
    </style:style>
    <style:style style:name="P8" style:family="paragraph" style:parent-style-name="normal">
      <style:paragraph-properties fo:orphans="2" fo:widows="2">
        <style:tab-stops>
          <style:tab-stop style:position="1.1043in"/>
          <style:tab-stop style:position="2.1252in"/>
        </style:tab-stops>
      </style:paragraph-properties>
      <style:text-properties officeooo:paragraph-rsid="001712b4"/>
    </style:style>
    <style:style style:name="P9" style:family="paragraph" style:parent-style-name="normal" style:master-page-name="Standard">
      <style:paragraph-properties fo:line-height="115%" style:page-number="1"/>
    </style:style>
    <style:style style:name="P10" style:family="paragraph" style:parent-style-name="normal">
      <style:paragraph-properties fo:line-height="115%"/>
      <style:text-properties style:font-name="Arial" fo:font-size="11pt" style:font-name-asian="Arial1" style:font-size-asian="11pt" style:font-name-complex="Arial1" style:font-size-complex="11pt"/>
    </style:style>
    <style:style style:name="P11" style:family="paragraph" style:parent-style-name="normal">
      <style:paragraph-properties fo:orphans="2" fo:widows="2"/>
      <style:text-properties style:font-name="Verdana" style:font-name-asian="Verdana2" style:font-name-complex="Verdana2"/>
    </style:style>
    <style:style style:name="P12" style:family="paragraph" style:parent-style-name="normal">
      <style:paragraph-properties fo:orphans="2" fo:widows="2">
        <style:tab-stops>
          <style:tab-stop style:position="1.1043in"/>
          <style:tab-stop style:position="2.1252in"/>
        </style:tab-stops>
      </style:paragraph-properties>
      <style:text-properties style:font-name="Verdana" style:font-name-asian="Verdana2" style:font-name-complex="Verdana2"/>
    </style:style>
    <style:style style:name="P13" style:family="paragraph" style:parent-style-name="normal">
      <style:text-properties style:font-name="Verdana" style:font-name-asian="Verdana2" style:font-name-complex="Verdana2"/>
    </style:style>
    <style:style style:name="P14" style:family="paragraph" style:parent-style-name="normal">
      <style:paragraph-properties fo:orphans="2" fo:widows="2"/>
      <style:text-properties style:font-name="Verdana" officeooo:rsid="002da506" officeooo:paragraph-rsid="002da506" style:font-name-asian="Verdana2" style:font-name-complex="Verdana2"/>
    </style:style>
    <style:style style:name="P15" style:family="paragraph" style:parent-style-name="normal">
      <style:paragraph-properties fo:orphans="2" fo:widows="2"/>
      <style:text-properties style:font-name="Verdana" fo:font-weight="bold" style:font-name-asian="Verdana2" style:font-weight-asian="bold" style:font-name-complex="Verdana2"/>
    </style:style>
    <style:style style:name="P16" style:family="paragraph" style:parent-style-name="normal">
      <style:paragraph-properties fo:orphans="2" fo:widows="2"/>
      <style:text-properties style:font-name="Verdana" fo:font-weight="bold" officeooo:rsid="00177144" officeooo:paragraph-rsid="00177144" style:font-name-asian="Verdana2" style:font-weight-asian="bold" style:font-name-complex="Verdana2" style:font-weight-complex="bold"/>
    </style:style>
    <style:style style:name="P17" style:family="paragraph" style:parent-style-name="normal">
      <style:paragraph-properties fo:orphans="2" fo:widows="2"/>
      <style:text-properties style:font-name="Verdana" fo:font-weight="normal" officeooo:rsid="001bca52" officeooo:paragraph-rsid="001bca52" style:font-name-asian="Verdana2" style:font-weight-asian="normal" style:font-name-complex="Verdana2" style:font-weight-complex="normal"/>
    </style:style>
    <style:style style:name="P18" style:family="paragraph" style:parent-style-name="normal">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style:font-name-asian="Verdana2" style:font-size-asian="10pt" style:font-style-asian="normal" style:font-weight-asian="bold" style:font-name-complex="Verdana2" style:font-size-complex="10pt"/>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2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P2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P23" style:family="paragraph" style:parent-style-name="normal">
      <style:paragraph-properties fo:orphans="2" fo:widows="2">
        <style:tab-stops>
          <style:tab-stop style:position="1.1043in"/>
          <style:tab-stop style:position="2.1252in"/>
        </style:tab-stops>
      </style:paragraph-properties>
      <style:text-properties fo:font-weight="bold" officeooo:rsid="002ace6b" officeooo:paragraph-rsid="002ace6b" style:font-weight-asian="bold" style:font-weight-complex="bold"/>
    </style:style>
    <style:style style:name="P24" style:family="paragraph" style:parent-style-name="normal">
      <style:paragraph-properties fo:orphans="2" fo:widows="2">
        <style:tab-stops>
          <style:tab-stop style:position="1.1043in"/>
          <style:tab-stop style:position="2.1252in"/>
        </style:tab-stops>
      </style:paragraph-properties>
      <style:text-properties fo:font-weight="bold" officeooo:rsid="002ace6b" officeooo:paragraph-rsid="002bd606" style:font-weight-asian="bold" style:font-weight-complex="bold"/>
    </style:style>
    <style:style style:name="P25" style:family="paragraph" style:parent-style-name="normal">
      <style:paragraph-properties fo:orphans="2" fo:widows="2">
        <style:tab-stops>
          <style:tab-stop style:position="1.1043in"/>
          <style:tab-stop style:position="2.1252in"/>
        </style:tab-stops>
      </style:paragraph-properties>
      <style:text-properties fo:font-weight="bold" officeooo:rsid="002ace6b" officeooo:paragraph-rsid="0030b9ef" style:font-weight-asian="bold" style:font-weight-complex="bold"/>
    </style:style>
    <style:style style:name="P26" style:family="paragraph" style:parent-style-name="normal">
      <style:paragraph-properties fo:orphans="2" fo:widows="2">
        <style:tab-stops>
          <style:tab-stop style:position="1.1043in"/>
          <style:tab-stop style:position="2.1252in"/>
        </style:tab-stops>
      </style:paragraph-properties>
      <style:text-properties fo:font-weight="bold" officeooo:rsid="002ace6b" officeooo:paragraph-rsid="0033a252" style:font-weight-asian="bold" style:font-weight-complex="bold"/>
    </style:style>
    <style:style style:name="P27" style:family="paragraph" style:parent-style-name="normal">
      <style:paragraph-properties fo:orphans="2" fo:widows="2">
        <style:tab-stops>
          <style:tab-stop style:position="1.1043in"/>
          <style:tab-stop style:position="2.1252in"/>
        </style:tab-stops>
      </style:paragraph-properties>
      <style:text-properties fo:font-weight="normal" officeooo:rsid="0030b9ef" officeooo:paragraph-rsid="0030b9ef" style:font-weight-asian="normal" style:font-weight-complex="normal"/>
    </style:style>
    <style:style style:name="P28" style:family="paragraph" style:parent-style-name="normal">
      <style:text-properties fo:color="#000000" loext:opacity="100%" style:font-name="Verdana1" officeooo:rsid="00389530" officeooo:paragraph-rsid="00389530"/>
    </style:style>
    <style:style style:name="P29" style:family="paragraph" style:parent-style-name="normal">
      <style:paragraph-properties fo:orphans="2" fo:widows="2">
        <style:tab-stops>
          <style:tab-stop style:position="1.1043in"/>
          <style:tab-stop style:position="2.1252in"/>
        </style:tab-stops>
      </style:paragraph-properties>
      <style:text-properties officeooo:rsid="0019401c" officeooo:paragraph-rsid="0019401c"/>
    </style:style>
    <style:style style:name="P30" style:family="paragraph" style:parent-style-name="normal">
      <style:paragraph-properties fo:orphans="2" fo:widows="2">
        <style:tab-stops>
          <style:tab-stop style:position="1.1043in"/>
          <style:tab-stop style:position="2.1252in"/>
        </style:tab-stops>
      </style:paragraph-properties>
      <style:text-properties officeooo:rsid="001e6994" officeooo:paragraph-rsid="001e6994"/>
    </style:style>
    <style:style style:name="P31" style:family="paragraph" style:parent-style-name="normal">
      <style:text-properties officeooo:rsid="00204f41" officeooo:paragraph-rsid="00204f41"/>
    </style:style>
    <style:style style:name="P32" style:family="paragraph" style:parent-style-name="normal">
      <style:paragraph-properties fo:orphans="2" fo:widows="2">
        <style:tab-stops>
          <style:tab-stop style:position="1.1043in"/>
          <style:tab-stop style:position="2.1252in"/>
        </style:tab-stops>
      </style:paragraph-properties>
      <style:text-properties officeooo:rsid="0021583b" officeooo:paragraph-rsid="0021583b"/>
    </style:style>
    <style:style style:name="P33" style:family="paragraph" style:parent-style-name="normal">
      <style:paragraph-properties fo:orphans="2" fo:widows="2">
        <style:tab-stops>
          <style:tab-stop style:position="1.1043in"/>
          <style:tab-stop style:position="2.1252in"/>
        </style:tab-stops>
      </style:paragraph-properties>
      <style:text-properties officeooo:rsid="0024dd4a" officeooo:paragraph-rsid="0024dd4a"/>
    </style:style>
    <style:style style:name="P34" style:family="paragraph" style:parent-style-name="normal">
      <style:paragraph-properties fo:orphans="2" fo:widows="2">
        <style:tab-stops>
          <style:tab-stop style:position="1.1043in"/>
          <style:tab-stop style:position="2.1252in"/>
        </style:tab-stops>
      </style:paragraph-properties>
      <style:text-properties officeooo:rsid="0033a252" officeooo:paragraph-rsid="0033a252"/>
    </style:style>
    <style:style style:name="T1" style:family="text">
      <style:text-properties fo:color="#0070c0" loext:opacity="100%" style:font-name="Verdana" style:font-name-asian="Verdana2" style:font-name-complex="Verdana2"/>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Verdana" style:font-name-asian="Verdana2" style:font-name-complex="Verdana2"/>
    </style:style>
    <style:style style:name="T4" style:family="text">
      <style:text-properties style:font-name="Verdana" officeooo:rsid="000f3883" style:font-name-asian="Verdana2" style:font-name-complex="Verdana2"/>
    </style:style>
    <style:style style:name="T5" style:family="text">
      <style:text-properties style:font-name="Verdana" officeooo:rsid="00177144" style:font-name-asian="Verdana2" style:font-name-complex="Verdana2"/>
    </style:style>
    <style:style style:name="T6" style:family="text">
      <style:text-properties style:font-name="Verdana" officeooo:rsid="001e6b07" style:font-name-asian="Verdana2" style:font-name-complex="Verdana2"/>
    </style:style>
    <style:style style:name="T7" style:family="text">
      <style:text-properties style:font-name="Verdana" officeooo:rsid="001fe129" style:font-name-asian="Verdana2" style:font-name-complex="Verdana2"/>
    </style:style>
    <style:style style:name="T8" style:family="text">
      <style:text-properties style:font-name="Verdana" officeooo:rsid="0021bb98" style:font-name-asian="Verdana2" style:font-name-complex="Verdana2"/>
    </style:style>
    <style:style style:name="T9" style:family="text">
      <style:text-properties style:font-name="Verdana" officeooo:rsid="00239fdf" style:font-name-asian="Verdana2" style:font-name-complex="Verdana2"/>
    </style:style>
    <style:style style:name="T10" style:family="text">
      <style:text-properties style:font-name="Verdana" officeooo:rsid="00250311" style:font-name-asian="Verdana2" style:font-name-complex="Verdana2"/>
    </style:style>
    <style:style style:name="T11" style:family="text">
      <style:text-properties style:font-name="Verdana" officeooo:rsid="00288fe5" style:font-name-asian="Verdana2" style:font-name-complex="Verdana2"/>
    </style:style>
    <style:style style:name="T12" style:family="text">
      <style:text-properties style:font-name="Verdana" officeooo:rsid="0028d698" style:font-name-asian="Verdana2" style:font-name-complex="Verdana2"/>
    </style:style>
    <style:style style:name="T13" style:family="text">
      <style:text-properties style:font-name="Verdana" officeooo:rsid="0028f830" style:font-name-asian="Verdana2" style:font-name-complex="Verdana2"/>
    </style:style>
    <style:style style:name="T14" style:family="text">
      <style:text-properties style:font-name="Verdana" officeooo:rsid="0029b2e4" style:font-name-asian="Verdana2" style:font-name-complex="Verdana2"/>
    </style:style>
    <style:style style:name="T15" style:family="text">
      <style:text-properties style:font-name="Verdana" officeooo:rsid="002bd606" style:font-name-asian="Verdana2" style:font-name-complex="Verdana2"/>
    </style:style>
    <style:style style:name="T16" style:family="text">
      <style:text-properties style:font-name="Verdana" officeooo:rsid="0030b9ef" style:font-name-asian="Verdana2" style:font-name-complex="Verdana2"/>
    </style:style>
    <style:style style:name="T17" style:family="text">
      <style:text-properties style:font-name="Verdana" officeooo:rsid="0033a252" style:font-name-asian="Verdana2" style:font-name-complex="Verdana2"/>
    </style:style>
    <style:style style:name="T18" style:family="text">
      <style:text-properties style:font-name="Verdana" officeooo:rsid="003cbff0" style:font-name-asian="Verdana2" style:font-name-complex="Verdana2"/>
    </style:style>
    <style:style style:name="T19" style:family="text">
      <style:text-properties style:font-name="Verdana" fo:font-weight="bold" style:font-name-asian="Verdana2" style:font-weight-asian="bold" style:font-name-complex="Verdana2"/>
    </style:style>
    <style:style style:name="T20" style:family="text">
      <style:text-properties style:font-name="Verdana" fo:font-size="8.5pt" fo:font-weight="bold" style:font-name-asian="Verdana2" style:font-size-asian="8.5pt" style:font-weight-asian="bold" style:font-name-complex="Verdana2" style:font-size-complex="8.5pt"/>
    </style:style>
    <style:style style:name="T21" style:family="text">
      <style:text-properties style:font-name="Verdana" fo:font-size="8.5pt" style:font-name-asian="Verdana2" style:font-size-asian="8.5pt" style:font-name-complex="Verdana2" style:font-size-complex="8.5pt"/>
    </style:style>
    <style:style style:name="T22" style:family="text">
      <style:text-properties style:font-name="Verdana" fo:font-weight="normal" style:font-name-asian="Verdana2" style:font-weight-asian="normal" style:font-name-complex="Verdana2"/>
    </style:style>
    <style:style style:name="T23" style:family="text">
      <style:text-properties style:font-name="Verdana" fo:font-weight="normal" style:font-name-asian="Verdana2" style:font-weight-asian="normal" style:font-name-complex="Verdana2" style:font-weight-complex="normal"/>
    </style:style>
    <style:style style:name="T24" style:family="text">
      <style:text-properties style:font-name="Verdana" fo:font-weight="normal" officeooo:rsid="0019ee6c" style:font-name-asian="Verdana2" style:font-weight-asian="normal" style:font-name-complex="Verdana2"/>
    </style:style>
    <style:style style:name="T25" style:family="text">
      <style:text-properties style:font-name="Verdana" fo:font-weight="normal" officeooo:rsid="001b82ef" style:font-name-asian="Verdana2" style:font-weight-asian="normal" style:font-name-complex="Verdana2"/>
    </style:style>
    <style:style style:name="T26"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loext:char-shading-value="0" style:font-name-asian="Verdana2" style:font-size-asian="10pt" style:font-style-asian="normal" style:font-weight-asian="bold" style:font-name-complex="Verdana2" style:font-size-complex="10pt"/>
    </style:style>
    <style:style style:name="T27"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2" style:font-size-asian="8.5pt" style:font-style-asian="normal" style:font-weight-asian="bold" style:font-name-complex="Verdana2" style:font-size-complex="8.5pt"/>
    </style:style>
    <style:style style:name="T28"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T29"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30"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31" style:family="text">
      <style:text-properties fo:font-weight="normal" style:font-weight-asian="normal"/>
    </style:style>
    <style:style style:name="T32" style:family="text">
      <style:text-properties fo:color="#4a86e8" loext:opacity="100%" style:font-name="Verdana" style:font-name-asian="Verdana2" style:font-name-complex="Verdana2"/>
    </style:style>
    <style:style style:name="T33" style:family="text">
      <style:text-properties officeooo:rsid="001712b4"/>
    </style:style>
    <style:style style:name="T34" style:family="text">
      <style:text-properties officeooo:rsid="00177144"/>
    </style:style>
    <style:style style:name="T35" style:family="text">
      <style:text-properties officeooo:rsid="00191c0b"/>
    </style:style>
    <style:style style:name="T36" style:family="text">
      <style:text-properties officeooo:rsid="001d0c47"/>
    </style:style>
    <style:style style:name="T37" style:family="text">
      <style:text-properties officeooo:rsid="002dfa4f"/>
    </style:style>
    <style:style style:name="T38" style:family="text">
      <style:text-properties officeooo:rsid="00389cd4"/>
    </style:style>
    <style:style style:name="T39" style:family="text">
      <style:text-properties officeooo:rsid="003a2578"/>
    </style:style>
    <style:style style:name="T40" style:family="text">
      <style:text-properties officeooo:rsid="003ab8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2"><text:span text:style-name="T2">The entire rebuttal form cannot exceed 2 pages, regardless of the number of words. </text:span></text:p>
      <text:p text:style-name="P10" loext:marker-style-name="T2"/>
      <table:table table:name="Table1" table:style-name="Table1">
        <table:table-column table:style-name="Table1.A"/>
        <table:table-row table:style-name="Table1.1">
          <table:table-cell table:style-name="Table1.A1" office:value-type="string">
            <text:p text:style-name="P1"><text:bookmark text:name="_ht01ywleoks9"/>1. Application overview</text:p>
          </table:table-cell>
        </table:table-row>
      </table:table>
      <text:p text:style-name="P6" loext:marker-style-name="T3"><text:span text:style-name="T3">Applicant name:<text:tab/><text:tab/></text:span><text:span text:style-name="T4">Mathijs De Kremer</text:span></text:p>
      <text:p text:style-name="P7" loext:marker-style-name="T3"><text:span text:style-name="T3">Title of the research proposal: <text:s text:c="7"/></text:span><text:span text:style-name="T3">Spectrebuster: proofing leakage-free speculative execution</text:span></text:p>
      <text:p text:style-name="P11" loext:marker-style-name="T3"/>
      <table:table table:name="Table2" table:style-name="Table2">
        <table:table-column table:style-name="Table2.A"/>
        <table:table-row table:style-name="Table2.1">
          <table:table-cell table:style-name="Table2.A1" office:value-type="string">
            <text:p text:style-name="P1"><text:bookmark text:name="_imm0qsyepw9i"/>Overall assessment </text:p>
          </table:table-cell>
        </table:table-row>
      </table:table>
      <text:p text:style-name="P28">The reviewers provide valid concerns and interesting insights. Fundamental issues that are raised concern scalability and question the composability of leakage contracts. Practical issues that the reviewers have concern the feasibility of the planning and predict hardware vendors not willing to adopt the ideal of a hardware-software contract based ecosystem.</text:p>
      <text:p text:style-name="P11" loext:marker-style-name="T3"/>
      <text:p text:style-name="P11" loext:marker-style-name="T3"/>
      <table:table table:name="Table3" table:style-name="Table3">
        <table:table-column table:style-name="Table3.A"/>
        <table:table-row table:style-name="Table3.1">
          <table:table-cell table:style-name="Table3.A1" office:value-type="string">
            <text:p text:style-name="P1"><text:bookmark text:name="_uq27fzkgnbvq"/>Detailed rebuttal (max. 1,000 words)</text:p>
          </table:table-cell>
        </table:table-row>
      </table:table>
      <text:p text:style-name="P18" loext:marker-style-name="T1"/>
      <text:p text:style-name="P2"><text:bookmark text:name="_nqpy4is1mro0"/>Issue-1: <text:span text:style-name="T33">Combi</text:span><text:span text:style-name="T39">ni</text:span><text:span text:style-name="T33">ng leakage-free parts does not necessarily give a leakage free system.</text:span></text:p>
      <text:p text:style-name="P2"><text:bookmark text:name="_rr5s70y73e94"/>Answer-1:</text:p>
      <text:p text:style-name="P29" loext:marker-style-name="T31"><text:span text:style-name="T22">This will be one of the challenges of defining a composable notion of leakage-freedom. It is important to realize that we will not attempt to make all hardware components leakage-free. </text:span><text:span text:style-name="T25">Instead,</text:span><text:span text:style-name="T22"> </text:span><text:span text:style-name="T25">w</text:span><text:span text:style-name="T22">e will capture the type and amount of leakage per component, combine this for all components and </text:span><text:span text:style-name="T24">use this to </text:span><text:span text:style-name="T22">define a contract to which software must adhere to be secure.</text:span></text:p>
      <text:p text:style-name="P11" loext:marker-style-name="T3"/>
      <text:p text:style-name="P16">Issue-2: <text:span text:style-name="T35">Doubts about scalability to large scale systems.</text:span></text:p>
      <text:p text:style-name="P16">Answer-2:</text:p>
      <text:p text:style-name="P17"><text:span text:style-name="T36">B</text:span>oth hardware and software will be susceptible to state explosion. On the hardware side we solve this by introducing a composable notion of leakage freedom. On the software side we aim to keep the problem tractable by observing that the window for a speculative vulnerability is small and always starts with a branching instruction. Therefore, we only have to verify the instruction sequences that fulfill these requirements.</text:p>
      <text:p text:style-name="P15" loext:marker-style-name="T19"/>
      <text:p text:style-name="Heading_20_2"><text:bookmark text:name="_2vs90irj7ks"/>Issue-<text:span text:style-name="T34">3</text:span>: <text:span text:style-name="T33">Not all stakeholders are identified.</text:span></text:p>
      <text:p text:style-name="Heading_20_2"><text:bookmark text:name="_5y8ylkzfbe01"/>Answer-<text:span text:style-name="T34">3</text:span>:</text:p>
      <text:p text:style-name="P30"><text:span text:style-name="T3">The reviewers indicate that end users, software researchers, and Linux kernel maintainers are not named as stakeholders. However, end users and the scientific community are explicitly named in the knowledge utilization section. Linux kernel maintainers </text:span><text:span text:style-name="T6">are implicitly named in the research plan section</text:span><text:span text:style-name="T3">.</text:span></text:p>
      <text:p text:style-name="P15" loext:marker-style-name="T3"/>
      <text:p text:style-name="Heading_20_2"><text:bookmark text:name="_tdg9id4ps0mx"/>Issue-<text:span text:style-name="T34">4</text:span>: <text:span text:style-name="T33">Hardware vendors may sacrifice security for performance.</text:span></text:p>
      <text:p text:style-name="Heading_20_2"><text:bookmark text:name="_18e2dbpbduo3"/>Answer-<text:span text:style-name="T34">4</text:span>:</text:p>
      <text:p text:style-name="P31"><text:span text:style-name="T3">End users will not accept hardware vendors blindly letting go of mitigations for speculative vulnerabilities. Mitigating severe problems is most efficient in hardware. With Spectrebuster we aim to equip the community to better reason about the tradeoff between security and performance when it comes to speculative execution.</text:span></text:p>
      <text:p text:style-name="normal"/>
      <text:p text:style-name="P4"><text:bookmark text:name="_tdg9id4ps0mx Copy 1"/>Issue-<text:span text:style-name="T34">5</text:span>: <text:span text:style-name="T33">Missing risk mitigation.</text:span></text:p>
      <text:p text:style-name="P3"><text:bookmark text:name="_18e2dbpbduo3 Copy 1"/><text:span text:style-name="T3">Answer-</text:span><text:span text:style-name="T5">5</text:span><text:span text:style-name="T3">:</text:span></text:p>
      <text:p text:style-name="P32"><text:span text:style-name="T3">RA remarks that we should mitigate the risk of not finding Spectre gadgets in the Linux kernel. I propose that we try the tool on existing, known Spectre gadgets </text:span><text:span text:style-name="T8">if we can not find Spectre gadgets in the kernel</text:span><text:span text:style-name="T3">. </text:span><text:span text:style-name="T9">Additionally RC likes to see risk mitigation for RT-1. If we fail to define a usable notion of composable leakage freedom, we will instead only reason about leakage freedom of an entire system and if necessary limit ourselves to small, theoretical examples.</text:span></text:p>
      <text:p text:style-name="P8"><text:soft-page-break/><text:span text:style-name="T3"/></text:p>
      <text:p text:style-name="P4"><text:bookmark text:name="_tdg9id4ps0mx Copy 1 Copy 1"/>Issue-<text:span text:style-name="T34">6</text:span>: <text:span text:style-name="T33">Time underestimated.</text:span></text:p>
      <text:p text:style-name="P3"><text:bookmark text:name="_18e2dbpbduo3 Copy 1 Copy 1"/><text:span text:style-name="T3">Answer-</text:span><text:span text:style-name="T5">6</text:span><text:span text:style-name="T3">:</text:span></text:p>
      <text:p text:style-name="P33"><text:span text:style-name="T3">RA remarks that </text:span><text:span text:style-name="T10">one </text:span><text:span text:style-name="T3">year each is not enough for RT-2 and RT-3. </text:span><text:span text:style-name="T10">In response, I propose to extend RT-2 with one year if necessary and work on it in parallel with RT-3. RT-3 is a dependency for RT-4 which will have to be postponed if one year is not enough for RT-3. </text:span><text:span text:style-name="T11">I expect this to </text:span><text:span text:style-name="T12">not be a problem</text:span><text:span text:style-name="T11"> </text:span><text:span text:style-name="T13">since</text:span><text:span text:style-name="T11"> RT-4 and RT-5 can be completed </text:span><text:span text:style-name="T14">together </text:span><text:span text:style-name="T11">in one year, as also mentioned by RC.</text:span></text:p>
      <text:p text:style-name="P33"><text:span text:style-name="T11"/></text:p>
      <text:p text:style-name="P23"><text:span text:style-name="T11">I</text:span><text:span text:style-name="T3">ssue-7: Long term vision relies on hardware vendors publishing leakage contracts, with possibly sensitive information.</text:span></text:p>
      <text:p text:style-name="P23"><text:span text:style-name="T3">Answer-7:</text:span></text:p>
      <text:p text:style-name="P23"><text:span text:style-name="T23">RC remarks that hardware vendors might be reluctant to cooperate with software developers and publish their leakage contracts. This will ultimately depend on how much information about the hardware can be deduced from a leakage contract and how much performance hardware vendors have to sacrifice by not publishing leakage contracts and therefore having to better secure their hardware.</text:span></text:p>
      <text:p text:style-name="P11" loext:marker-style-name="T3"/>
      <text:p text:style-name="P24"><text:span text:style-name="T11">I</text:span><text:span text:style-name="T3">ssue-</text:span><text:span text:style-name="T15">8</text:span><text:span text:style-name="T3">: </text:span><text:span text:style-name="T15">RT-4 and RT-5 are not different enough.</text:span></text:p>
      <text:p text:style-name="P24"><text:span text:style-name="T3">Answer-</text:span><text:span text:style-name="T15">8</text:span><text:span text:style-name="T3">:</text:span></text:p>
      <text:p text:style-name="P14" loext:marker-style-name="T3">The difference between RT-4 and RT-5 lies in developing a gadget scanner and being able to apply the gadget scanner in scanning for Spectre gadget in a real-world codebase. This step is not trivial, since real-world codebase<text:span text:style-name="T37">s</text:span> are big and we will have to employ optimi<text:span text:style-name="T40">z</text:span>ations and heuristics to being able to scan the Linux kernel.</text:p>
      <text:p text:style-name="P14" loext:marker-style-name="T3"/>
      <text:p text:style-name="P25"><text:span text:style-name="T11">I</text:span><text:span text:style-name="T3">ssue-</text:span><text:span text:style-name="T16">9</text:span><text:span text:style-name="T3">: </text:span><text:span text:style-name="T16">How will you capture unknown leakage channels?</text:span></text:p>
      <text:p text:style-name="P25"><text:span text:style-name="T3">Answer-</text:span><text:span text:style-name="T16">9</text:span><text:span text:style-name="T3">:</text:span></text:p>
      <text:p text:style-name="P27"><text:span text:style-name="T3">The model will only incorp</text:span><text:span text:style-name="T18">o</text:span><text:span text:style-name="T3">rate known sources of leakage because we can not know what we do not know. It is therefore indeed important to realize that we can only prove speculation safety for the model that we define. However, the sources of leakage will be fundamental. Examples of fundamental leakage sources are time and micro-architectural state. We do not expect new fundamental leakage sources to appear often.</text:span></text:p>
      <text:p text:style-name="P27"><text:span text:style-name="T3"/></text:p>
      <text:p text:style-name="P26"><text:span text:style-name="T11">I</text:span><text:span text:style-name="T3">ssue-</text:span><text:span text:style-name="T17">10</text:span><text:span text:style-name="T3">: </text:span><text:span text:style-name="T17">It is unclear how data artifacts will be released.</text:span></text:p>
      <text:p text:style-name="P26"><text:span text:style-name="T3">Answer-</text:span><text:span text:style-name="T17">10</text:span><text:span text:style-name="T3">:</text:span></text:p>
      <text:p text:style-name="P34"><text:span text:style-name="T23">Data artifacts will have the form of leakage contracts. The exact format of a leakage contract will be defined in RT-3. We would like to publish these data as open-source artifacts but this depends on whether these data contain protected intellectual property.</text:span></text:p>
      <text:p text:style-name="P34"><text:span text:style-name="T23"/></text:p>
      <text:p text:style-name="P15" loext:marker-style-name="T19"/>
      <table:table table:name="Table4" table:style-name="Table4">
        <table:table-column table:style-name="Table4.A"/>
        <table:table-row table:style-name="Table4.1">
          <table:table-cell table:style-name="Table4.A1" office:value-type="string">
            <text:p text:style-name="P1"><text:bookmark text:name="_p6konut5xpi"/>Statement by the applicant</text:p>
          </table:table-cell>
        </table:table-row>
      </table:table>
      <text:p text:style-name="normal" loext:marker-style-name="T3"><text:span text:style-name="T3">I have completed this form truthfully, on my own, meeting all page- and word-count requirements. </text:span><text:span text:style-name="T3"/></text:p>
      <text:p text:style-name="P13" loext:marker-style-name="T3"/>
      <text:p text:style-name="normal" loext:marker-style-name="T3"><text:span text:style-name="T3">Name: </text:span><text:span text:style-name="T4">Mathijs De Kremer</text:span></text:p>
      <text:p text:style-name="normal" loext:marker-style-name="T3"><text:span text:style-name="T3">Place: </text:span><text:span text:style-name="T7">Limmen</text:span></text:p>
      <text:p text:style-name="normal" loext:marker-style-name="T3"><text:span text:style-name="T3">Date: </text:span><text:span text:style-name="T4">December, 12, 2023</text:span></text:p>
      <text:p text:style-name="normal" loext:marker-style-name="T3"><text:span text:style-name="T32"/></text:p>
      <text:p text:style-name="P12" loext:marker-style-name="T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GB" style:letter-kerning="false" style:font-name-asian="Noto Serif CJK SC" style:font-size-asian="10pt" style:language-asian="zh" style:country-asian="CN" style:font-name-complex="Free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GB" style:letter-kerning="false" style:font-name-asian="Noto Serif CJK SC" style:font-size-asian="10pt" style:language-asian="zh" style:country-asian="CN" style:font-name-complex="FreeSans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orphans="2" fo:widows="2" fo:keep-with-next="always"/>
      <style:text-properties fo:color="#ffffff" loext:opacity="100%" style:font-name="Verdana" fo:font-family="Verdana" style:font-family-generic="roman" style:font-pitch="variable" fo:font-weight="bold" style:font-name-asian="Verdana2" style:font-family-asian="Verdana" style:font-family-generic-asian="system" style:font-pitch-asian="variable" style:font-weight-asian="bold" style:font-name-complex="Verdana2" style:font-family-complex="Verdana" style:font-family-generic-complex="system" style:font-pitch-complex="variable"/>
    </style:style>
    <style:style style:name="Heading_20_2" style:display-name="Heading 2" style:family="paragraph" style:parent-style-name="normal" style:next-style-name="normal" style:class="text">
      <style:paragraph-properties fo:orphans="2" fo:widows="2" fo:keep-with-next="always"/>
      <style:text-properties style:font-name="Verdana" fo:font-family="Verdana" style:font-family-generic="roman" style:font-pitch="variable" fo:font-weight="bold" style:font-name-asian="Verdana2" style:font-family-asian="Verdana" style:font-family-generic-asian="system" style:font-pitch-asian="variable" style:font-weight-asian="bold" style:font-name-complex="Verdana2" style:font-family-complex="Verdana" style:font-family-generic-complex="system" style:font-pitch-complex="variable"/>
    </style:style>
    <style:style style:name="Heading_20_3" style:display-name="Heading 3" style:family="paragraph" style:parent-style-name="normal" style:next-style-name="normal" style:class="text">
      <style:paragraph-properties fo:orphans="2" fo:widows="2" fo:padding-left="0in" fo:padding-right="0in" fo:padding-top="0in" fo:padding-bottom="0.0138in" fo:border-left="none" fo:border-right="none" fo:border-top="none" fo:border-bottom="0.74pt solid #000000" fo:keep-with-next="always"/>
      <style:text-properties fo:font-style="italic" style:font-style-asian="italic"/>
    </style:style>
    <style:style style:name="Heading_20_4" style:display-name="Heading 4" style:family="paragraph" style:parent-style-name="normal" style:next-style-name="normal" style:class="text">
      <style:paragraph-properties fo:keep-with-next="always"/>
      <style:text-properties fo:font-style="italic" fo:font-weight="bold" style:font-style-asian="italic" style:font-weight-asian="bold"/>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665in" fo:margin-bottom="0.0417in" style:contextual-spacing="false" fo:line-height="100%"/>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MP2" style:family="paragraph" style:parent-style-name="Heading_20_3">
      <style:text-properties style:font-name="Verdana" fo:font-size="8.5pt" style:font-name-asian="Verdana2" style:font-size-asian="8.5pt" style:font-name-complex="Verdana2" style:font-size-complex="8.5pt"/>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T1"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2" style:font-size-asian="8.5pt" style:font-style-asian="normal" style:font-weight-asian="bold" style:font-name-complex="Verdana2" style:font-size-complex="8.5pt"/>
    </style:style>
    <style:style style:name="MT2" style:family="text">
      <style:text-properties style:font-name="Verdana" fo:font-size="8.5pt" fo:font-weight="bold" style:font-name-asian="Verdana2" style:font-size-asian="8.5pt" style:font-weight-asian="bold" style:font-name-complex="Verdana2" style:font-size-complex="8.5pt"/>
    </style:style>
    <style:style style:name="MT3" style:family="text">
      <style:text-properties style:font-name="Verdana" fo:font-size="8.5pt" style:font-name-asian="Verdana2" style:font-size-asian="8.5pt" style:font-name-complex="Verdana2" style:font-size-complex="8.5pt"/>
    </style:style>
    <style:style style:name="MT4"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M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MT6"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Template for rebuttals to reviews of research proposals, v.1.0<text:line-break/>VU Research Proposal Writing course (X_405023)</text:span><text:span text:style-name="MT1"/></text:p>
        <text:p text:style-name="MP2" loext:marker-style-name="MT3"/>
        <text:p text:style-name="MP3" loext:marker-style-name="MT4"/>
      </style:header>
      <style:footer>
        <text:p text:style-name="MP4" loext:marker-style-name="MT5"><text:page-number text:select-page="current">2</text:page-number></text:p>
        <text:p text:style-name="MP5" loext:marker-style-name="MT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2T17:47:37.029019159</dc:date>
    <meta:editing-duration>PT8H9M9S</meta:editing-duration>
    <meta:editing-cycles>50</meta:editing-cycles>
    <meta:generator>LibreOffice/7.5.8.2$Linux_X86_64 LibreOffice_project/50$Build-2</meta:generator>
    <meta:document-statistic meta:table-count="4" meta:image-count="0" meta:object-count="0" meta:page-count="2" meta:paragraph-count="44" meta:word-count="827" meta:character-count="5292" meta:non-whitespace-character-count="4498"/>
  </office:meta>
</office:document-meta>
</file>